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otham ssm a" svg:font-family="'gotham ssm a'" style:font-family-generic="roman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No_20_Spacing">
      <style:paragraph-properties fo:text-align="end" style:justify-single-word="false"/>
    </style:style>
    <style:style style:name="P3" style:family="paragraph" style:parent-style-name="No_20_Spacing"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No_20_Spacing" style:list-style-name="WWNum1"/>
    <style:style style:name="P5" style:family="paragraph" style:parent-style-name="No_20_Spacing">
      <style:paragraph-properties>
        <style:tab-stops>
          <style:tab-stop style:position="0.2709in"/>
          <style:tab-stop style:position="0.3854in"/>
        </style:tab-stops>
      </style:paragraph-properties>
    </style:style>
    <style:style style:name="P6" style:family="paragraph" style:parent-style-name="No_20_Spacing">
      <style:paragraph-properties>
        <style:tab-stops>
          <style:tab-stop style:position="0.2709in"/>
          <style:tab-stop style:position="0.3854in"/>
        </style:tab-stops>
      </style:paragraph-properties>
      <style:text-properties officeooo:paragraph-rsid="001606e4"/>
    </style:style>
    <style:style style:name="P7" style:family="paragraph" style:parent-style-name="No_20_Spacing">
      <style:text-properties fo:font-weight="bold" style:font-weight-asian="bold" style:font-weight-complex="bold"/>
    </style:style>
    <style:style style:name="P8" style:family="paragraph" style:parent-style-name="No_20_Spacing">
      <style:paragraph-properties>
        <style:tab-stops>
          <style:tab-stop style:position="0.2709in"/>
          <style:tab-stop style:position="0.3854in"/>
        </style:tab-stops>
      </style:paragraph-properties>
      <style:text-properties officeooo:rsid="001606e4" officeooo:paragraph-rsid="001606e4"/>
    </style:style>
    <style:style style:name="P9" style:family="paragraph" style:parent-style-name="No_20_Spacing">
      <style:paragraph-properties fo:margin-left="0.5in" fo:margin-right="0in" fo:text-indent="0in" style:auto-text-indent="false"/>
    </style:style>
    <style:style style:name="P10" style:family="paragraph" style:parent-style-name="No_20_Spacing">
      <style:paragraph-properties fo:margin-left="0.5in" fo:margin-right="0in" fo:text-indent="0in" style:auto-text-indent="false"/>
      <style:text-properties fo:font-weight="bold" style:font-weight-asian="bold" style:font-weight-complex="bold"/>
    </style:style>
    <style:style style:name="P11" style:family="paragraph" style:parent-style-name="No_20_Spacing">
      <style:paragraph-properties fo:margin-left="0.5in" fo:margin-right="0in" fo:text-indent="0in" style:auto-text-indent="false"/>
      <style:text-properties style:text-underline-style="solid" style:text-underline-width="auto" style:text-underline-color="font-color"/>
    </style:style>
    <style:style style:name="P12" style:family="paragraph" style:parent-style-name="No_20_Spacing">
      <style:paragraph-properties fo:margin-left="0.5in" fo:margin-right="0in" fo:text-indent="0in" style:auto-text-indent="false">
        <style:tab-stops>
          <style:tab-stop style:position="0.7709in"/>
          <style:tab-stop style:position="0.8854in"/>
        </style:tab-stops>
      </style:paragraph-properties>
    </style:style>
    <style:style style:name="P13" style:family="paragraph" style:parent-style-name="No_20_Spacing">
      <style:paragraph-properties fo:margin-left="0.75in" fo:margin-right="0in" fo:text-indent="0in" style:auto-text-indent="false"/>
    </style:style>
    <style:style style:name="P14" style:family="paragraph" style:parent-style-name="No_20_Spacing">
      <style:paragraph-properties fo:margin-left="0in" fo:margin-right="0in" fo:text-indent="0.5in" style:auto-text-indent="false"/>
    </style:style>
    <style:style style:name="P15" style:family="paragraph" style:parent-style-name="No_20_Spacing">
      <style:paragraph-properties fo:margin-left="0in" fo:margin-right="0in" fo:text-indent="0.5in" style:auto-text-indent="false"/>
      <style:text-properties style:font-weight-complex="bold"/>
    </style:style>
    <style:style style:name="P16" style:family="paragraph" style:parent-style-name="No_20_Spacing" style:master-page-name="Standard">
      <style:paragraph-properties fo:text-align="end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6e4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style:font-weight-complex="bold"/>
    </style:style>
    <style:style style:name="T8" style:family="text">
      <style:text-properties style:font-weight-complex="bold"/>
    </style:style>
    <style:style style:name="T9" style:family="text">
      <style:text-properties fo:color="#111111" style:font-name-complex="Calibri2" style:font-weight-complex="bold"/>
    </style:style>
    <style:style style:name="T10" style:family="text">
      <style:text-properties style:font-name-complex="Calibri2" style:font-weight-complex="bold"/>
    </style:style>
    <style:style style:name="T11" style:family="text">
      <style:text-properties fo:color="#000000" style:font-name="gotham ssm a" fo:font-size="10pt" style:font-size-asian="10pt" style:font-weight-complex="bold"/>
    </style:style>
    <style:style style:name="T12" style:family="text">
      <style:text-properties officeooo:rsid="001606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Jimmy Vang</text:p>
      <text:p text:style-name="P2">1/9/2017</text:p>
      <text:p text:style-name="P2">Electronic Project</text:p>
      <text:p text:style-name="P1"><text:span text:style-name="T2">Daily Log/Timeline</text:span></text:p>
      <text:p text:style-name="P3"/>
      <text:p text:style-name="No_20_Spacing"><text:span text:style-name="T5">[Year] - 2017</text:span></text:p>
      <text:p text:style-name="No_20_Spacing">[Month/Day]:</text:p>
      <text:p text:style-name="No_20_Spacing"><text:span text:style-name="T2">1/9:</text:span></text:p>
      <text:list xml:id="list7155650896875083876" text:style-name="WWNum1">
        <text:list-item>
          <text:p text:style-name="P4"><text:span text:style-name="T5">Objective 1 Started: Research and Buy</text:span></text:p>
        </text:list-item>
      </text:list>
      <text:p text:style-name="P9"/>
      <text:p text:style-name="P9"><text:span text:style-name="T4">LINKS FOUND:</text:span></text:p>
      <text:p text:style-name="No_20_Spacing">How to: The Complete guide to Raspberry Pi Robotics: <text:a xlink:type="simple" xlink:href="http://pibot.org/how-to/" text:style-name="Internet_20_link" text:visited-style-name="Visited_20_Internet_20_Link"><text:span text:style-name="Internet_20_link">http://pibot.org/how-to/</text:span></text:a></text:p>
      <text:p text:style-name="No_20_Spacing">Raspberry-Pi: <text:a xlink:type="simple" xlink:href="https://www.element14.com/community/community/raspberry-pi" text:style-name="Internet_20_link" text:visited-style-name="Visited_20_Internet_20_Link"><text:span text:style-name="Internet_20_link">https://www.element14.com/community/community/raspberry-pi</text:span></text:a></text:p>
      <text:p text:style-name="No_20_Spacing">How to build a robot with Raspberry Pi: <text:a xlink:type="simple" xlink:href="http://www.techradar.com/how-to/computing/how-to-build-a-robot-with-raspberry-pi-1308963" text:style-name="Internet_20_link" text:visited-style-name="Visited_20_Internet_20_Link"><text:span text:style-name="Internet_20_link">http://www.techradar.com/how-to/computing/how-to-build-a-robot-with-raspberry-pi-1308963</text:span></text:a></text:p>
      <text:p text:style-name="P13"/>
      <text:p text:style-name="No_20_Spacing"><text:span text:style-name="T2">1/10:</text:span></text:p>
      <text:p text:style-name="P9">- Find parts.</text:p>
      <text:p text:style-name="P9">- Research and Browse web.</text:p>
      <text:p text:style-name="P9"/>
      <text:p text:style-name="P9"><text:span text:style-name="T4">LINKS FOUND:</text:span></text:p>
      <text:p text:style-name="P9">- Python: <text:a xlink:type="simple" xlink:href="https://www.python.org/" text:style-name="Internet_20_link" text:visited-style-name="Visited_20_Internet_20_Link"><text:span text:style-name="Internet_20_link">https://www.python.org/</text:span></text:a></text:p>
      <text:p text:style-name="P9">- Python Tutorial: <text:a xlink:type="simple" xlink:href="https://docs.python.org/2/tutorial/" text:style-name="Internet_20_link" text:visited-style-name="Visited_20_Internet_20_Link"><text:span text:style-name="Internet_20_link">https://docs.python.org/2/tutorial/</text:span></text:a></text:p>
      <text:p text:style-name="P9"/>
      <text:p text:style-name="No_20_Spacing"><text:span text:style-name="T2">1/11:</text:span></text:p>
      <text:p text:style-name="P9">- Find parts.</text:p>
      <text:p text:style-name="P9">- Research and Browse web.</text:p>
      <text:p text:style-name="P9"/>
      <text:p text:style-name="P9"><text:span text:style-name="T4">LINKS FOUND:</text:span></text:p>
      <text:p text:style-name="P9">- Raspberry Pi Python Tutorial: <text:a xlink:type="simple" xlink:href="https://www.raspberrypi.org/learning/python-intro/" text:style-name="Internet_20_link" text:visited-style-name="Visited_20_Internet_20_Link"><text:span text:style-name="Internet_20_link">https://www.raspberrypi.org/learning/python-intro/</text:span></text:a></text:p>
      <text:p text:style-name="P9">- How To Write And Run A Python Program On The Raspberry Pi: <text:a xlink:type="simple" xlink:href="http://www.circuitbasics.com/how-to-write-and-run-a-python-program-on-the-raspberry-pi/" text:style-name="Internet_20_link" text:visited-style-name="Visited_20_Internet_20_Link"><text:span text:style-name="Internet_20_link">http://www.circuitbasics.com/how-to-write-and-run-a-python-program-on-the-raspberry-pi/</text:span></text:a></text:p>
      <text:p text:style-name="P9"/>
      <text:p text:style-name="No_20_Spacing"><text:span text:style-name="T2">1/12:</text:span></text:p>
      <text:p text:style-name="P9">- Find parts.</text:p>
      <text:p text:style-name="P9">- Research and Browse web.</text:p>
      <text:p text:style-name="P9"/>
      <text:p text:style-name="P5"><text:span text:style-name="T2"><text:tab/><text:tab/><text:tab/></text:span><text:span text:style-name="T6">- Ordered Items:</text:span></text:p>
      <text:p text:style-name="P9">- 2WD Beginner Robot Chassis: <text:a xlink:type="simple" xlink:href="http://www.robotshop.com/en/2wd-beginner-robot-chassis.html" text:style-name="Internet_20_link" text:visited-style-name="Visited_20_Internet_20_Link"><text:span text:style-name="Internet_20_link">http://www.robotshop.com/en/2wd-beginner-robot-chassis.html</text:span></text:a></text:p>
      <text:p text:style-name="P9"/>
      <text:p text:style-name="P9"/>
      <text:p text:style-name="P9"/>
      <text:p text:style-name="P9"/>
      <text:p text:style-name="P9"/>
      <text:p text:style-name="P9"/>
      <text:p text:style-name="No_20_Spacing"><text:span text:style-name="T2">1/13:</text:span></text:p>
      <text:p text:style-name="P9">- Find parts.</text:p>
      <text:p text:style-name="P9">- Research and Browse web.</text:p>
      <text:p text:style-name="P9"><text:soft-page-break/></text:p>
      <text:p text:style-name="P5"><text:span text:style-name="T2"><text:tab/><text:tab/><text:tab/></text:span><text:span text:style-name="T6">- Ordered Items:</text:span></text:p>
      <text:p text:style-name="P9">- Pololu DC Motor Driver 1A, 4.5V-13.5V- TB6612FNG: <text:a xlink:type="simple" xlink:href="http://www.robotshop.com/en/pololu-dual-dc-motor-driver-1a-4-5v-3-5v-tb6612fng.html" text:style-name="Internet_20_link" text:visited-style-name="Visited_20_Internet_20_Link"><text:span text:style-name="Internet_20_link">http://www.robotshop.com/en/pololu-dual-dc-motor-driver-1a-4-5v-3-5v-tb6612fng.html</text:span></text:a></text:p>
      <text:p text:style-name="P9"/>
      <text:p text:style-name="No_20_Spacing"><text:span text:style-name="T2">1/14:</text:span></text:p>
      <text:p text:style-name="P9">- Find parts.</text:p>
      <text:p text:style-name="P9">- Research and Browse web.</text:p>
      <text:p text:style-name="P9"/>
      <text:p text:style-name="P5"><text:span text:style-name="T2"><text:tab/><text:tab/><text:tab/></text:span><text:span text:style-name="T6">- Ordered Items:</text:span></text:p>
      <text:p text:style-name="P9">- 400 Tie Point Interlocking Solderless Breadboard: <text:a xlink:type="simple" xlink:href="http://www.robotshop.com/en/400-tie-point-solderless-interlocking-breadboard.html" text:style-name="Internet_20_link" text:visited-style-name="Visited_20_Internet_20_Link"><text:span text:style-name="Internet_20_link">http://www.robotshop.com/en/400-tie-point-solderless-interlocking-breadboard.html</text:span></text:a></text:p>
      <text:p text:style-name="P9">- 65 x 22 Gauge Assorted Jumper Wires: <text:a xlink:type="simple" xlink:href="http://www.robotshop.com/en/65-22-gauge-assorted-jumper-wires.html" text:style-name="Internet_20_link" text:visited-style-name="Visited_20_Internet_20_Link"><text:span text:style-name="Internet_20_link">http://www.robotshop.com/en/65-22-gauge-assorted-jumper-wires.html</text:span></text:a></text:p>
      <text:p text:style-name="P9">- DFRobot Assorted Jumper Wires Premium M/F Pack of 65: <text:a xlink:type="simple" xlink:href="http://www.robotshop.com/en/dfrobot-assorted-jumper-wires-premium.html" text:style-name="Internet_20_link" text:visited-style-name="Visited_20_Internet_20_Link"><text:span text:style-name="Internet_20_link">http://www.robotshop.com/en/dfrobot-assorted-jumper-wires-premium.html</text:span></text:a></text:p>
      <text:p text:style-name="P9"/>
      <text:p text:style-name="No_20_Spacing"><text:span text:style-name="T2">1/15:</text:span></text:p>
      <text:p text:style-name="P9">- Find parts.</text:p>
      <text:p text:style-name="P9">- Research and Browse web.</text:p>
      <text:p text:style-name="P9"/>
      <text:p text:style-name="P5"><text:span text:style-name="T2"><text:tab/><text:tab/><text:tab/></text:span><text:span text:style-name="T6">- Ordered Items:</text:span></text:p>
      <text:p text:style-name="P9">- Raspberry Pi 3 Model B V1.2 Computer Board: <text:a xlink:type="simple" xlink:href="http://www.robotshop.com/en/raspberry-pi-3-computer-board.html" text:style-name="Internet_20_link" text:visited-style-name="Visited_20_Internet_20_Link"><text:span text:style-name="Internet_20_link">http://www.robotshop.com/en/raspberry-pi-3-computer-board.html</text:span></text:a></text:p>
      <text:p text:style-name="P9">- RPi Camera for Raspberry Pi: <text:a xlink:type="simple" xlink:href="http://www.robotshop.com/en/rpi-camera-raspberry-pi.html" text:style-name="Internet_20_link" text:visited-style-name="Visited_20_Internet_20_Link"><text:span text:style-name="Internet_20_link">http://www.robotshop.com/en/rpi-camera-raspberry-pi.html</text:span></text:a></text:p>
      <text:p text:style-name="P9">- 300mm Flex Cable for Raspberry Pi Camera: <text:a xlink:type="simple" xlink:href="http://www.robotshop.com/en/300mm-flex-cable-raspberry-pi-camera.html" text:style-name="Internet_20_link" text:visited-style-name="Visited_20_Internet_20_Link"><text:span text:style-name="Internet_20_link">http://www.robotshop.com/en/300mm-flex-cable-raspberry-pi-camera.html</text:span></text:a></text:p>
      <text:p text:style-name="P9">- Lynxmotion Pan and Tilt Kit / Aluminium: <text:a xlink:type="simple" xlink:href="http://www.robotshop.com/en/lynxmotion-pan-and-tilt-kit-aluminium2.html" text:style-name="Internet_20_link" text:visited-style-name="Visited_20_Internet_20_Link"><text:span text:style-name="Internet_20_link">http://www.robotshop.com/en/lynxmotion-pan-and-tilt-kit-aluminium2.html</text:span></text:a></text:p>
      <text:p text:style-name="P9"/>
      <text:p text:style-name="No_20_Spacing"><text:span text:style-name="T2">1/16:</text:span></text:p>
      <text:p text:style-name="P9">- Find parts.</text:p>
      <text:p text:style-name="P9">- Research and Browse web.</text:p>
      <text:p text:style-name="P9"/>
      <text:p text:style-name="P5"><text:span text:style-name="T2"><text:tab/><text:tab/><text:tab/></text:span><text:span text:style-name="T6">- Ordered Items:</text:span></text:p>
      <text:p text:style-name="P9">- Self-Adhesive Pure Copper Heat Sink For Raspberry Pi: <text:a xlink:type="simple" xlink:href="http://www.robotshop.com/en/self-adhesive-pure-copper-heat-sink-raspberry-pi.html" text:style-name="Internet_20_link" text:visited-style-name="Visited_20_Internet_20_Link"><text:span text:style-name="Internet_20_link">http://www.robotshop.com/en/self-adhesive-pure-copper-heat-sink-raspberry-pi.html</text:span></text:a></text:p>
      <text:p text:style-name="P9">- 120cm A to Micro B USB Cable: <text:a xlink:type="simple" xlink:href="http://www.robotshop.com/en/120cm-a-micro-b-usb-cable.html" text:style-name="Internet_20_link" text:visited-style-name="Visited_20_Internet_20_Link"><text:span text:style-name="Internet_20_link">http://www.robotshop.com/en/120cm-a-micro-b-usb-cable.html</text:span></text:a></text:p>
      <text:p text:style-name="P9"/>
      <text:p text:style-name="P9"/>
      <text:p text:style-name="P9"/>
      <text:p text:style-name="P9"/>
      <text:p text:style-name="No_20_Spacing"><text:span text:style-name="T2">1/17:</text:span></text:p>
      <text:p text:style-name="P9">- Find parts.</text:p>
      <text:p text:style-name="P9">- Research and Browse web.</text:p>
      <text:p text:style-name="P9"/>
      <text:p text:style-name="P5"><text:span text:style-name="T2"><text:tab/><text:tab/><text:tab/></text:span><text:span text:style-name="T6">- Ordered Items:</text:span></text:p>
      <text:p text:style-name="P9">- Wall Adapter Power Supply - 5VDC 2A: <text:a xlink:type="simple" xlink:href="http://www.robotshop.com/en/wall-adapter-power-supply-5vdc-2a.html" text:style-name="Internet_20_link" text:visited-style-name="Visited_20_Internet_20_Link"><text:span text:style-name="Internet_20_link">http://www.robotshop.com/en/wall-adapter-power-supply-5vdc-2a.html</text:span></text:a></text:p>
      <text:p text:style-name="P9"/>
      <text:p text:style-name="No_20_Spacing"><text:soft-page-break/><text:span text:style-name="T2">1/18:</text:span></text:p>
      <text:p text:style-name="P9">- Look up parts.</text:p>
      <text:p text:style-name="P9">- Research and Browse web.</text:p>
      <text:p text:style-name="P9"><text:span text:style-name="T6">- Finished writing Project Details/Description.</text:span></text:p>
      <text:p text:style-name="P9"><text:span text:style-name="T6">- Finished Researching Project.</text:span></text:p>
      <text:p text:style-name="P9"><text:span text:style-name="T6">- Objective 1 Finished : Research and Buy.</text:span></text:p>
      <text:p text:style-name="P9"/>
      <text:p text:style-name="No_20_Spacing"><text:span text:style-name="T2">1/19:</text:span></text:p>
      <text:p text:style-name="P9"><text:span text:style-name="T6">- Objective 3 Started: Learn and Study Python Coding + Program Autonomous Robot.</text:span></text:p>
      <text:p text:style-name="P9">- Researched machine learning.</text:p>
      <text:p text:style-name="P9">- Researched Python coding.</text:p>
      <text:p text:style-name="P9"><text:span text:style-name="T7">- LINKS FOUND:</text:span></text:p>
      <text:p text:style-name="P9"><text:span text:style-name="T8"><text:s/>- Your First Machine Learning Project in Python Step-By-Step: </text:span><text:a xlink:type="simple" xlink:href="http://machinelearningmastery.com/machine-learning-in-python-step-by-step/" text:style-name="Internet_20_link" text:visited-style-name="Visited_20_Internet_20_Link"><text:span text:style-name="Internet_20_link"><text:span text:style-name="T8">http://machinelearningmastery.com/machine-learning-in-python-step-by-step/</text:span></text:span></text:a></text:p>
      <text:p text:style-name="P9"><text:span text:style-name="T8"><text:s/>- Python Machine Learning: Scikit-Learn Tutorial: </text:span><text:a xlink:type="simple" xlink:href="https://www.datacamp.com/community/tutorials/machine-learning-python#gs.j6EqKKQ" text:style-name="Internet_20_link" text:visited-style-name="Visited_20_Internet_20_Link"><text:span text:style-name="Internet_20_link"><text:span text:style-name="T8">https://www.datacamp.com/community/tutorials/machine-learning-python#gs.j6EqKKQ</text:span></text:span></text:a></text:p>
      <text:p text:style-name="P9"><text:span text:style-name="T8">- Scikit-Learn Site: </text:span><text:a xlink:type="simple" xlink:href="http://scikit-learn.org/stable/index.html" text:style-name="Internet_20_link" text:visited-style-name="Visited_20_Internet_20_Link"><text:span text:style-name="Internet_20_link"><text:span text:style-name="T8">http://scikit-learn.org/stable/index.html</text:span></text:span></text:a></text:p>
      <text:p text:style-name="P9"/>
      <text:p text:style-name="No_20_Spacing"><text:span text:style-name="T2">1/20:</text:span></text:p>
      <text:p text:style-name="P9">- Buy Parts currently found.</text:p>
      <text:p text:style-name="P9"/>
      <text:p text:style-name="P5"><text:span text:style-name="T2"><text:tab/><text:tab/><text:tab/></text:span><text:span text:style-name="T6">- Ordered Items:</text:span></text:p>
      <text:p text:style-name="P9">- Adjustable Camera Mount Holder Stand Bracket For Raspberry Pi Camera: <text:a xlink:type="simple" xlink:href="https://www.newegg.com/Product/Product.aspx?Item=9SIAA0C4RC1939&amp;ignorebbr=1" text:style-name="Internet_20_link" text:visited-style-name="Visited_20_Internet_20_Link"><text:span text:style-name="Internet_20_link">https://www.newegg.com/Product/Product.aspx?Item=9SIAA0C4RC1939&amp;ignorebbr=1</text:span></text:a></text:p>
      <text:p text:style-name="P9"/>
      <text:p text:style-name="No_20_Spacing"><text:span text:style-name="T1">1/21:</text:span></text:p>
      <text:p text:style-name="P9">- Researched Python coding.</text:p>
      <text:p text:style-name="P10"/>
      <text:p text:style-name="No_20_Spacing"><text:span text:style-name="T1">1/22:</text:span></text:p>
      <text:p text:style-name="P9">- Researched Python coding.</text:p>
      <text:p text:style-name="P10"/>
      <text:p text:style-name="P10"/>
      <text:p text:style-name="P10"/>
      <text:p text:style-name="P10"/>
      <text:p text:style-name="P10"/>
      <text:p text:style-name="P10"/>
      <text:p text:style-name="P7"><text:bookmark text:name="_GoBack"/></text:p>
      <text:p text:style-name="No_20_Spacing"><text:span text:style-name="T1">1/23:</text:span></text:p>
      <text:p text:style-name="P9"><text:span text:style-name="T6">- Turned in BUDGET.</text:span></text:p>
      <text:p text:style-name="P9">- Researched Python coding.</text:p>
      <text:p text:style-name="P10"/>
      <text:p text:style-name="P9"><text:span text:style-name="T7">LINKS FOUND:</text:span></text:p>
      <text:p text:style-name="P14"><text:span text:style-name="T8">- Learn Python </text:span><text:a xlink:type="simple" xlink:href="https://www.learnpython.org/en/" text:style-name="Internet_20_link" text:visited-style-name="Visited_20_Internet_20_Link"><text:span text:style-name="Internet_20_link"><text:span text:style-name="T8">https://www.learnpython.org/en/</text:span></text:span></text:a></text:p>
      <text:p text:style-name="P15"/>
      <text:p text:style-name="P5"><text:span text:style-name="T2"><text:tab/><text:tab/><text:tab/></text:span><text:span text:style-name="T6">- Ordered Items:</text:span></text:p>
      <text:p text:style-name="P9"><text:span text:style-name="a-size-large"><text:span text:style-name="T9">- Movo GM100 Lavalier Lapel Clip-on Omnidirectional Condenser Microphone: </text:span></text:span><text:a xlink:type="simple" xlink:href="https://www.newegg.com/Product/Product.aspx?Item=9SIA5ST1Z63422&amp;ignorebbr=1" text:style-name="Internet_20_link" text:visited-style-name="Visited_20_Internet_20_Link"><text:span text:style-name="Internet_20_link"><text:span text:style-name="T10">https://www.newegg.com/Product/Product.aspx?Item=9SIA5ST1Z63422&amp;ignorebbr=1</text:span></text:span></text:a></text:p>
      <text:p text:style-name="P9">- 7.1 Channel USB External Sound Card Audio Adapter: <text:s/><text:a xlink:type="simple" xlink:href="https://www.newegg.com/Product/Product.aspx?Item=9SIA67038G2473&amp;ignorebbr=1" text:style-name="Internet_20_link" text:visited-style-name="Visited_20_Internet_20_Link"><text:span text:style-name="Internet_20_link">https://www.newegg.com/Product/Product.aspx?Item=9SIA67038G2473&amp;ignorebbr=1</text:span></text:a></text:p>
      <text:p text:style-name="P9"/>
      <text:p text:style-name="No_20_Spacing"><text:soft-page-break/><text:span text:style-name="T2">1/24:</text:span></text:p>
      <text:p text:style-name="No_20_Spacing"><text:tab/>- Searched for Raspberry-Pi 3 touchscreen.</text:p>
      <text:p text:style-name="No_20_Spacing"><text:tab/>- Waiting for shipped parts.</text:p>
      <text:p text:style-name="P5"><text:tab/><text:tab/><text:tab/>- Learn Python</text:p>
      <text:p text:style-name="P9"/>
      <text:p text:style-name="P5"><text:span text:style-name="T2"><text:tab/><text:tab/><text:tab/></text:span><text:span text:style-name="T6">- Ordered Items:</text:span></text:p>
      <text:p text:style-name="P9">- Adafruit PiTFT 2.4” HAT Mini Kit – 320x240 TFT Touchscreen: <text:a xlink:type="simple" xlink:href="https://www.adafruit.com/products/2455" text:style-name="Internet_20_link" text:visited-style-name="Visited_20_Internet_20_Link"><text:span text:style-name="Internet_20_link">https://www.adafruit.com/products/2455</text:span></text:a></text:p>
      <text:p text:style-name="P9">- Brass M2.5 Standoffs for Pi HATs - Black Plated - Pack of 2: <text:a xlink:type="simple" xlink:href="https://www.adafruit.com/products/2336" text:style-name="Internet_20_link" text:visited-style-name="Visited_20_Internet_20_Link"><text:span text:style-name="Internet_20_link">https://www.adafruit.com/products/2336</text:span></text:a></text:p>
      <text:p text:style-name="P9">- Tactile Switch Buttons (6mm slim) x 20 pack: <text:a xlink:type="simple" xlink:href="https://www.adafruit.com/products/1489" text:style-name="Internet_20_link" text:visited-style-name="Visited_20_Internet_20_Link"><text:span text:style-name="Internet_20_link">https://www.adafruit.com/products/1489</text:span></text:a></text:p>
      <text:p text:style-name="P11"/>
      <text:p text:style-name="P5"><text:span text:style-name="T2">1/25:</text:span></text:p>
      <text:p text:style-name="P5"><text:tab/><text:tab/><text:tab/>- Waiting for shipped parts.</text:p>
      <text:p text:style-name="P5"><text:tab/><text:tab/><text:tab/>- Learn Python</text:p>
      <text:p text:style-name="P12"/>
      <text:p text:style-name="P5"><text:span text:style-name="T2">1/26:</text:span></text:p>
      <text:p text:style-name="P5"><text:span text:style-name="T2"><text:tab/><text:tab/><text:tab/>- Turned in TIMELINE.</text:span></text:p>
      <text:p text:style-name="P12"/>
      <text:p text:style-name="P5"><text:span text:style-name="T2">1/27 to 1/31:</text:span></text:p>
      <text:p text:style-name="P5"><text:tab/><text:tab/><text:tab/>- Shipped parts here.</text:p>
      <text:p text:style-name="P5"><text:span text:style-name="T2"><text:tab/><text:tab/><text:tab/>- Setup Robot. (DONE)</text:span></text:p>
      <text:p text:style-name="P5"><text:span text:style-name="T2"><text:tab/><text:tab/><text:tab/>- Setup Raspberry-Pi 3. (DONE)</text:span></text:p>
      <text:p text:style-name="P5"><text:tab/><text:tab/><text:tab/>- <text:span text:style-name="T2">Setup computer vision system for camera. (DONE)</text:span></text:p>
      <text:p text:style-name="P5"><text:span text:style-name="T2"><text:tab/><text:tab/><text:tab/></text:span></text:p>
      <text:p text:style-name="P5"><text:span text:style-name="T2"><text:tab/><text:tab/><text:tab/>Links:</text:span></text:p>
      <text:p text:style-name="P5"><text:tab/><text:tab/><text:tab/>- <text:a xlink:type="simple" xlink:href="https://pihw.wordpress.com/guides/direct-network-connection/" text:style-name="Internet_20_link" text:visited-style-name="Visited_20_Internet_20_Link"><text:span text:style-name="Internet_20_link">https://pihw.wordpress.com/guides/direct-network-connection/</text:span></text:a></text:p>
      <text:p text:style-name="P5"><text:tab/><text:tab/><text:tab/>- <text:a xlink:type="simple" xlink:href="https://www.raspberrypi.org/documentation/remote-access/vnc/" text:style-name="Internet_20_link" text:visited-style-name="Visited_20_Internet_20_Link"><text:span text:style-name="Internet_20_link">https://www.raspberrypi.org/documentation/remote-access/vnc/</text:span></text:a></text:p>
      <text:p text:style-name="P5"><text:tab/><text:tab/><text:tab/>- <text:a xlink:type="simple" xlink:href="https://www.realvnc.com/download/viewer/" text:style-name="Internet_20_link" text:visited-style-name="Visited_20_Internet_20_Link"><text:span text:style-name="Internet_20_link">https://www.realvnc.com/download/viewer/</text:span></text:a></text:p>
      <text:p text:style-name="P5"><text:tab/><text:tab/><text:tab/>- <text:a xlink:type="simple" xlink:href="https://learn.adafruit.com/adafruit-2-4-pitft-hat-with-resistive-touchscreen-mini-kit?view=all#overview" text:style-name="Internet_20_link" text:visited-style-name="Visited_20_Internet_20_Link"><text:span text:style-name="Internet_20_link">https://learn.adafruit.com/adafruit-2-4-pitft-hat-with-resistive-touchscreen-mini-kit?view=all#overview</text:span></text:a></text:p>
      <text:p text:style-name="P5"><text:tab/><text:tab/><text:tab/>- <text:a xlink:type="simple" xlink:href="https://help.ubuntu.com/community/isc-dhcp-server" text:style-name="Internet_20_link" text:visited-style-name="Visited_20_Internet_20_Link"><text:span text:style-name="Internet_20_link">https://help.ubuntu.com/community/isc-dhcp-server</text:span></text:a></text:p>
      <text:p text:style-name="P5"><text:tab/><text:tab/><text:tab/>- <text:a xlink:type="simple" xlink:href="https://jeremykarnowski.wordpress.com/2015/08/26/low-cost-raspberry-pi-robot-with-computer-vision/" text:style-name="Internet_20_link" text:visited-style-name="Visited_20_Internet_20_Link"><text:span text:style-name="Internet_20_link">https://jeremykarnowski.wordpress.com/2015/08/26/low-cost-raspberry-pi-robot-with-computer-vision/</text:span></text:a></text:p>
      <text:p text:style-name="P5"><text:tab/><text:tab/><text:tab/>- <text:a xlink:type="simple" xlink:href="http://bennycheung.github.io/raspberry-pi-3-for-computer-vision" text:style-name="Internet_20_link" text:visited-style-name="Visited_20_Internet_20_Link"><text:span text:style-name="Internet_20_link">http://bennycheung.github.io/raspberry-pi-3-for-computer-vision</text:span></text:a></text:p>
      <text:p text:style-name="P5"><text:tab/><text:tab/><text:tab/>- <text:a xlink:type="simple" xlink:href="http://abyz.co.uk/rpi/pigpio/index.html" text:style-name="Internet_20_link" text:visited-style-name="Visited_20_Internet_20_Link"><text:span text:style-name="Internet_20_link">http://abyz.co.uk/rpi/pigpio/index.html</text:span></text:a></text:p>
      <text:p text:style-name="P6"><text:s/><text:span text:style-name="T12">pigpio (PiGPIO)</text:span></text:p>
      <text:p text:style-name="P8"><text:tab/><text:tab/><text:tab/>- <text:a xlink:type="simple" xlink:href="http://abyz.co.uk/rpi/pigpio/index.html" text:style-name="Internet_20_link" text:visited-style-name="Visited_20_Internet_20_Link">http://abyz.co.uk/rpi/pigpio/index.html</text:a></text:p>
      <text:p text:style-name="P8"/>
      <text:p text:style-name="P8">Ninja-IDE</text:p>
      <text:p text:style-name="P8"><text:tab/><text:tab/><text:tab/>- <text:a xlink:type="simple" xlink:href="https://arghbox.wordpress.com/2013/06/09/ninja-ide-on-the-raspberry-pi/" text:style-name="Internet_20_link" text:visited-style-name="Visited_20_Internet_20_Link">https://arghbox.wordpress.com/2013/06/09/ninja-ide-on-the-raspberry-pi/</text:a></text:p>
      <text:p text:style-name="P8"/>
      <text:p text:style-name="P8">OpenCV-3.2.0 Guide</text:p>
      <text:p text:style-name="P8"><text:tab/><text:tab/><text:tab/>- <text:a xlink:type="simple" xlink:href="http://pklab.net/?id=392&amp;lang=EN" text:style-name="Internet_20_link" text:visited-style-name="Visited_20_Internet_20_Link">http://pklab.net/?id=392&amp;lang=EN</text:a></text:p>
      <text:p text:style-name="P8"/>
      <text:p text:style-name="P8">PIGPIOD auto-startup</text:p>
      <text:p text:style-name="P8"><text:tab/><text:tab/><text:tab/>- <text:a xlink:type="simple" xlink:href="https://www.raspberrypi.org/forums/viewtopic.php?f=32&amp;t=103752" text:style-name="Internet_20_link" text:visited-style-name="Visited_20_Internet_20_Link">https://www.raspberrypi.org/forums/viewtopic.php?f=32&amp;t=103752</text:a></text:p>
      <text:p text:style-name="P8"/>
      <text:p text:style-name="P8">matplotlib install</text:p>
      <text:p text:style-name="P8"><text:tab/><text:tab/><text:tab/>- <text:a xlink:type="simple" xlink:href="http://matplotlib.org/2.0.0/users/installing.html" text:style-name="Internet_20_link" text:visited-style-name="Visited_20_Internet_20_Link">http://matplotlib.org/2.0.0/users/installing.html</text:a></text:p>
      <text:p text:style-name="P8"/>
      <text:p text:style-name="P5"><text:soft-page-break/><text:span text:style-name="T2">2/1 to 2/4:</text:span></text:p>
      <text:p text:style-name="P5"><text:span text:style-name="T2"><text:tab/><text:tab/><text:tab/>- Setup servos for camera. (DONE)</text:span></text:p>
      <text:p text:style-name="P5"><text:span text:style-name="T3"><text:tab/><text:tab/><text:tab/></text:span></text:p>
      <text:p text:style-name="P5"><text:span text:style-name="T2"><text:tab/><text:tab/><text:tab/>Links:</text:span></text:p>
      <text:p text:style-name="P5"><text:tab/><text:tab/><text:tab/><text:tab/>- <text:a xlink:type="simple" xlink:href="https://learn.adafruit.com/adafruits-raspberry-pi-lesson-8-using-a-servo-motor?view=all" text:style-name="Internet_20_link" text:visited-style-name="Visited_20_Internet_20_Link"><text:span text:style-name="Internet_20_link">https://learn.adafruit.com/adafruits-raspberry-pi-lesson-8-using-a-servo-motor?</text:span></text:a><text:a xlink:type="simple" xlink:href="https://learn.adafruit.com/adafruits-raspberry-pi-lesson-8-using-a-servo-motor?view=all" text:style-name="Internet_20_link" text:visited-style-name="Visited_20_Internet_20_Link"><text:span text:style-name="Internet_20_link"><text:span text:style-name="T2">view=all</text:span></text:span></text:a></text:p>
      <text:p text:style-name="P5"><text:span text:style-name="T2">2/5 to 2/7:</text:span></text:p>
      <text:p text:style-name="P5"><text:span text:style-name="T2"><text:tab/><text:tab/><text:tab/>- Program simple line follower. (DONE)</text:span></text:p>
      <text:p text:style-name="P5"><text:span text:style-name="T2"><text:tab/><text:tab/><text:tab/></text:span></text:p>
      <text:p text:style-name="P5"><text:span text:style-name="T2"><text:tab/><text:tab/><text:tab/>Links:</text:span></text:p>
      <text:p text:style-name="P5"><text:tab/><text:tab/><text:tab/><text:tab/>- <text:a xlink:type="simple" xlink:href="https://www.intorobotics.com/20-hand-picked-raspberry-pi-tutorials-in-computer-vision/" text:style-name="Internet_20_link" text:visited-style-name="Visited_20_Internet_20_Link"><text:span text:style-name="Internet_20_link">https://www.intorobotics.com/20-hand-picked-raspberry-pi-tutorials-in-computer-vision/</text:span></text:a></text:p>
      <text:p text:style-name="P5"><text:span text:style-name="T2">2/8 to 2/14:</text:span></text:p>
      <text:p text:style-name="P5"><text:span text:style-name="T2"><text:tab/><text:tab/><text:tab/>- Program simple obstacle avoidance. (DONE)</text:span></text:p>
      <text:p text:style-name="P5"><text:tab/><text:tab/><text:tab/>- Get Mapping Link</text:p>
      <text:p text:style-name="P5"><text:span text:style-name="T2"><text:tab/><text:tab/><text:tab/></text:span></text:p>
      <text:p text:style-name="P5"><text:span text:style-name="T2"><text:tab/><text:tab/><text:tab/>Links:</text:span></text:p>
      <text:p text:style-name="P5"><text:tab/><text:tab/><text:tab/><text:tab/>- <text:a xlink:type="simple" xlink:href="https://www.intorobotics.com/20-hand-picked-raspberry-pi-tutorials-in-computer-vision/" text:style-name="Internet_20_link" text:visited-style-name="Visited_20_Internet_20_Link"><text:span text:style-name="Internet_20_link">https://www.intorobotics.com/20-hand-picked-raspberry-pi-tutorials-in-computer-vision/</text:span></text:a></text:p>
      <text:p text:style-name="P5"><text:span text:style-name="T2">2/15 to 2/18:</text:span></text:p>
      <text:p text:style-name="P5"><text:span text:style-name="T2"><text:tab/><text:tab/><text:tab/>- Program face recognition. (DONE)</text:span></text:p>
      <text:p text:style-name="P5"><text:span text:style-name="T2"><text:tab/><text:tab/><text:tab/></text:span></text:p>
      <text:p text:style-name="P5"><text:span text:style-name="T2"><text:tab/><text:tab/><text:tab/>Links:</text:span></text:p>
      <text:p text:style-name="P5"><text:tab/><text:tab/><text:tab/><text:tab/>- <text:a xlink:type="simple" xlink:href="https://thinkrpi.wordpress.com/2013/05/22/opencv-and-camera-board-csi/" text:style-name="Internet_20_link" text:visited-style-name="Visited_20_Internet_20_Link"><text:span text:style-name="Internet_20_link">https://thinkrpi.wordpress.com/2013/05/22/opencv-and-camera-board-csi/</text:span></text:a></text:p>
      <text:p text:style-name="P5"><text:span text:style-name="T2">2/19 to 2/26:</text:span></text:p>
      <text:p text:style-name="P5"><text:tab/><text:tab/><text:tab/><text:span text:style-name="T2">- Program robot to follow a person. (DONE)</text:span></text:p>
      <text:p text:style-name="P5"><text:span text:style-name="T2"><text:tab/><text:tab/><text:tab/>- Waiting for screws/standoffs/nuts.</text:span></text:p>
      <text:p text:style-name="P5"><text:span text:style-name="T2"><text:tab/><text:tab/><text:tab/><text:tab/><text:tab/><text:tab/></text:span><text:span text:style-name="T6">- Ordered Items (2/19):</text:span></text:p>
      <text:p text:style-name="P5"><text:span text:style-name="T2"><text:tab/><text:tab/><text:tab/></text:span><text:span text:style-name="T11">Fast Vibration Sensor Switch (Easy to trigger):</text:span></text:p>
      <text:p text:style-name="P5"><text:tab/><text:tab/><text:tab/><text:tab/><text:a xlink:type="simple" xlink:href="https://www.adafruit.com/products/1766" text:style-name="Internet_20_link" text:visited-style-name="Visited_20_Internet_20_Link"><text:span text:style-name="Internet_20_link">https://www.adafruit.com/products/1766</text:span></text:a></text:p>
      <text:p text:style-name="P5"><text:tab/><text:tab/><text:tab/>ADXL326 - 5V ready triple-axis accelerometer (+-16g analog out):</text:p>
      <text:p text:style-name="P5"><text:tab/><text:tab/><text:tab/><text:tab/><text:a xlink:type="simple" xlink:href="https://www.adafruit.com/products/1018" text:style-name="Internet_20_link" text:visited-style-name="Visited_20_Internet_20_Link"><text:span text:style-name="Internet_20_link">https://www.adafruit.com/products/1018</text:span></text:a></text:p>
      <text:p text:style-name="P5"><text:tab/><text:tab/><text:tab/>Black Nylon Screw and Stand-off Set – M2.5 Thread:</text:p>
      <text:p text:style-name="P5"><text:span text:style-name="T2"><text:tab/><text:tab/><text:tab/><text:tab/></text:span><text:a xlink:type="simple" xlink:href="https://www.adafruit.com/products/3299" text:style-name="Internet_20_link" text:visited-style-name="Visited_20_Internet_20_Link"><text:span text:style-name="Internet_20_link"><text:span text:style-name="T2">https://www.adafruit.com/products/3299</text:span></text:span></text:a></text:p>
      <text:p text:style-name="P5"><text:span text:style-name="T2">2/27 to 2/??:</text:span></text:p>
      <text:p text:style-name="P5"><text:span text:style-name="T2"><text:tab/><text:tab/><text:tab/></text:span><text:span text:style-name="T6">- Mid-Term Report is DUE. (DONE)</text:span></text:p>
      <text:p text:style-name="P5"><text:span text:style-name="T2"><text:tab/><text:tab/><text:tab/>- Program robot to track objects. (Work In Progress)</text:span></text:p>
      <text:p text:style-name="P5"><text:span text:style-name="T2"><text:tab/><text:tab/><text:tab/></text:span></text:p>
      <text:p text:style-name="P5"><text:span text:style-name="T2"><text:tab/><text:tab/><text:tab/>Links:</text:span></text:p>
      <text:p text:style-name="P5"><text:tab/><text:tab/><text:tab/><text:tab/>- <text:a xlink:type="simple" xlink:href="http://blog.oscarliang.net/wall-e-robot-in-real-life/" text:style-name="Internet_20_link" text:visited-style-name="Visited_20_Internet_20_Link"><text:span text:style-name="Internet_20_link">http://blog.oscarliang.net/wall-e-robot-in-real-life/</text:span></text:a></text:p>
      <text:p text:style-name="P5"><text:tab/><text:tab/><text:tab/><text:tab/></text:p>
      <text:p text:style-name="P5"><text:span text:style-name="T2">2/28:</text:span></text:p>
      <text:p text:style-name="P5"/>
      <text:p text:style-name="Standard_20__28_user_29_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otham ssm a" svg:font-family="'gotham ssm a'" style:font-family-generic="roman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_20__28_user_29_" style:next-style-name="Standard_20__28_user_29_" style:default-outline-level="" style:class="chapter">
      <style:text-properties style:font-name="Calibri Light" fo:font-family="'Calibri Light'" style:font-family-generic="roman" style:font-pitch="variable" fo:font-size="28pt" style:font-size-asian="28pt" style:font-size-complex="28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Lucida Sans" style:font-family-complex="'Lucida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Quotations" style:family="paragraph" style:parent-style-name="Standard" style:default-outline-level="" style:class="html"/>
    <style:style style:name="Subtitle" style:family="paragraph" style:parent-style-name="Heading" style:default-outline-level="" style:class="chapter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style:font-name-asian="SimSun" style:font-family-asian="SimSun" style:font-family-generic-asian="system" style:font-pitch-asian="variable" style:font-size-asian="28pt" style:language-asian="zh" style:country-asian="CN" style:font-name-complex="Lucida Sans" style:font-family-complex="'Lucida Sans'" style:font-family-generic-complex="system" style:font-pitch-complex="variable" style:font-size-complex="28pt" style:language-complex="hi" style:country-complex="IN"/>
    </style:style>
    <style:style style:name="a-size-large" style:family="text" style:parent-style-name="Default_20_Paragraph_20_Font"/>
    <style:style style:name="Internet_20_link_20__28_user_29_" style:display-name="Internet link (user)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weight-asian="bold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fo:font-weight="bold" style:font-weight-asian="bold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5:29:00</meta:creation-date>
    <meta:initial-creator>Kong Jimmy Vang</meta:initial-creator>
    <dc:language>en-US</dc:language>
    <dc:date>2017-04-06T10:57:51.051000000</dc:date>
    <meta:editing-cycles>5</meta:editing-cycles>
    <meta:editing-duration>PT5M12S</meta:editing-duration>
    <meta:generator>LibreOffice/4.4.6.3$Windows_x86 LibreOffice_project/e8938fd3328e95dcf59dd64e7facd2c7d67c704d</meta:generator>
    <meta:document-statistic meta:table-count="0" meta:image-count="0" meta:object-count="0" meta:page-count="5" meta:paragraph-count="167" meta:word-count="658" meta:character-count="6664" meta:non-whitespace-character-count="5955"/>
    <meta:user-defined meta:name="AppVersion">16.0000</meta:user-defined>
    <meta:user-defined meta:name="Company">Western Technical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